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3" style:family="paragraph" style:parent-style-name="Preformatted_20_Text">
      <style:text-properties officeooo:rsid="000b3064" officeooo:paragraph-rsid="000b3064"/>
    </style:style>
    <style:style style:name="P14" style:family="paragraph" style:parent-style-name="Preformatted_20_Text">
      <style:text-properties officeooo:rsid="000b3064" officeooo:paragraph-rsid="000bec68"/>
    </style:style>
    <style:style style:name="P15" style:family="paragraph" style:parent-style-name="Preformatted_20_Text">
      <style:text-properties style:font-name="Liberation Serif" officeooo:rsid="000bec68" officeooo:paragraph-rsid="000bec68"/>
    </style:style>
    <style:style style:name="P16" style:family="paragraph" style:parent-style-name="Preformatted_20_Text">
      <style:text-properties style:font-name="FreeMono" officeooo:rsid="000b3064" officeooo:paragraph-rsid="000bec68"/>
    </style:style>
    <style:style style:name="P17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18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19" style:family="paragraph" style:parent-style-name="Preformatted_20_Text">
      <style:text-properties style:font-name="FreeMono" officeooo:rsid="0013c70f" officeooo:paragraph-rsid="00146971"/>
    </style:style>
    <style:style style:name="P20" style:family="paragraph" style:parent-style-name="Preformatted_20_Text">
      <style:text-properties style:font-name="FreeMono" officeooo:rsid="001d592a" officeooo:paragraph-rsid="001d592a"/>
    </style:style>
    <style:style style:name="P21" style:family="paragraph" style:parent-style-name="Preformatted_20_Text">
      <style:text-properties officeooo:rsid="000bec68" officeooo:paragraph-rsid="000bec68"/>
    </style:style>
    <style:style style:name="P22" style:family="paragraph" style:parent-style-name="Preformatted_20_Text">
      <style:text-properties officeooo:rsid="000bec68" officeooo:paragraph-rsid="000b3064"/>
    </style:style>
    <style:style style:name="P23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4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5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6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27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28" style:family="paragraph" style:parent-style-name="Preformatted_20_Text">
      <style:text-properties officeooo:paragraph-rsid="000bec68"/>
    </style:style>
    <style:style style:name="P29" style:family="paragraph" style:parent-style-name="Preformatted_20_Text">
      <style:text-properties style:font-name="Liberation Mono" officeooo:rsid="000bec68" officeooo:paragraph-rsid="000bec68"/>
    </style:style>
    <style:style style:name="P30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1" style:family="paragraph" style:parent-style-name="Preformatted_20_Text">
      <style:text-properties officeooo:rsid="001e1f43" officeooo:paragraph-rsid="001e4ef0"/>
    </style:style>
    <style:style style:name="P32" style:family="paragraph" style:parent-style-name="Preformatted_20_Text">
      <style:text-properties officeooo:rsid="001e9e83" officeooo:paragraph-rsid="001e9e83"/>
    </style:style>
    <style:style style:name="P33" style:family="paragraph" style:parent-style-name="Preformatted_20_Text">
      <style:text-properties officeooo:rsid="001e4ef0" officeooo:paragraph-rsid="001e4ef0"/>
    </style:style>
    <style:style style:name="P34" style:family="paragraph" style:parent-style-name="Preformatted_20_Text">
      <style:text-properties officeooo:rsid="001f81c6" officeooo:paragraph-rsid="001f81c6"/>
    </style:style>
    <style:style style:name="P35" style:family="paragraph" style:parent-style-name="Preformatted_20_Text">
      <style:text-properties officeooo:paragraph-rsid="000b3064"/>
    </style:style>
    <style:style style:name="P36" style:family="paragraph" style:parent-style-name="Preformatted_20_Text">
      <style:text-properties officeooo:rsid="002a0baf" officeooo:paragraph-rsid="002a0baf"/>
    </style:style>
    <style:style style:name="P37" style:family="paragraph" style:parent-style-name="Preformatted_20_Text">
      <style:text-properties officeooo:rsid="002bded6" officeooo:paragraph-rsid="002bded6"/>
    </style:style>
    <style:style style:name="P38" style:family="paragraph" style:parent-style-name="Preformatted_20_Text">
      <style:text-properties officeooo:rsid="002c8fdf" officeooo:paragraph-rsid="002c8fdf"/>
    </style:style>
    <style:style style:name="P39" style:family="paragraph" style:parent-style-name="Preformatted_20_Text">
      <style:text-properties officeooo:paragraph-rsid="002c8fdf"/>
    </style:style>
    <style:style style:name="P40" style:family="paragraph" style:parent-style-name="Preformatted_20_Text">
      <style:text-properties officeooo:rsid="002dcb33" officeooo:paragraph-rsid="002dcb33"/>
    </style:style>
    <style:style style:name="P41" style:family="paragraph" style:parent-style-name="Preformatted_20_Text">
      <style:text-properties officeooo:rsid="00306f6c" officeooo:paragraph-rsid="00306f6c"/>
    </style:style>
    <style:style style:name="P42" style:family="paragraph" style:parent-style-name="Preformatted_20_Text">
      <style:text-properties officeooo:rsid="00313be2" officeooo:paragraph-rsid="00313be2"/>
    </style:style>
    <style:style style:name="P43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4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45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6" style:family="paragraph" style:parent-style-name="Text_20_body">
      <style:text-properties officeooo:rsid="001e4ef0" officeooo:paragraph-rsid="001e4ef0"/>
    </style:style>
    <style:style style:name="P47" style:family="paragraph" style:parent-style-name="Text_20_body">
      <style:text-properties officeooo:rsid="00323ac9" officeooo:paragraph-rsid="00323ac9"/>
    </style:style>
    <style:style style:name="P48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49" style:family="paragraph" style:parent-style-name="Text_20_body">
      <style:text-properties officeooo:rsid="00343723" officeooo:paragraph-rsid="00343723"/>
    </style:style>
    <style:style style:name="P50" style:family="paragraph" style:parent-style-name="Preformatted_20_Text" style:list-style-name="L1">
      <style:text-properties officeooo:paragraph-rsid="000bec68"/>
    </style:style>
    <style:style style:name="P51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52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53" style:family="paragraph" style:parent-style-name="Preformatted_20_Text">
      <style:text-properties officeooo:rsid="000b3064" officeooo:paragraph-rsid="003717e3"/>
    </style:style>
    <style:style style:name="P54" style:family="paragraph" style:parent-style-name="Text_20_body" style:list-style-name="L2">
      <style:text-properties officeooo:rsid="0022578e" officeooo:paragraph-rsid="0022578e"/>
    </style:style>
    <style:style style:name="P55" style:family="paragraph" style:parent-style-name="Text_20_body">
      <style:text-properties officeooo:rsid="00343723" officeooo:paragraph-rsid="00343723"/>
    </style:style>
    <style:style style:name="P56" style:family="paragraph" style:parent-style-name="Text_20_body" style:list-style-name="L2">
      <style:text-properties officeooo:rsid="003d638f" officeooo:paragraph-rsid="003d638f"/>
    </style:style>
    <style:style style:name="P57" style:family="paragraph" style:parent-style-name="Heading_20_3">
      <style:text-properties officeooo:rsid="000b3064"/>
    </style:style>
    <style:style style:name="P58" style:family="paragraph" style:parent-style-name="Heading_20_3">
      <style:text-properties officeooo:rsid="001e4ef0" officeooo:paragraph-rsid="001e4ef0"/>
    </style:style>
    <style:style style:name="P59" style:family="paragraph" style:parent-style-name="Heading_20_3">
      <style:text-properties officeooo:rsid="00323ac9" officeooo:paragraph-rsid="00323ac9"/>
    </style:style>
    <style:style style:name="P60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officeooo:rsid="000b3064"/>
    </style:style>
    <style:style style:name="T6" style:family="text">
      <style:text-properties officeooo:rsid="000bec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7885"/>
    </style:style>
    <style:style style:name="T9" style:family="text">
      <style:text-properties officeooo:rsid="00146971"/>
    </style:style>
    <style:style style:name="T10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1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3" style:family="text">
      <style:text-properties officeooo:rsid="002c8fdf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2f6f26"/>
    </style:style>
    <style:style style:name="T16" style:family="text">
      <style:text-properties officeooo:rsid="0033a591"/>
    </style:style>
    <style:style style:name="T17" style:family="text">
      <style:text-properties officeooo:rsid="003928d9"/>
    </style:style>
    <style:style style:name="T18" style:family="text">
      <style:text-properties officeooo:rsid="003a37a9"/>
    </style:style>
    <style:style style:name="T19" style:family="text">
      <style:text-properties officeooo:rsid="003ad41d"/>
    </style:style>
    <style:style style:name="T20" style:family="text">
      <style:text-properties officeooo:rsid="003b839a"/>
    </style:style>
    <style:style style:name="T21" style:family="text">
      <style:text-properties officeooo:rsid="003b89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0" text:outline-level="2"><text:span text:style-name="T1">SERVER </text:span>IMPLEMENTATION NOTES</text:h>
      <text:p text:style-name="P13"/>
      <text:p text:style-name="P13"/>
      <text:h text:style-name="Heading_20_3" text:outline-level="3">Server Stats:</text:h>
      <text:p text:style-name="P13"/>
      <text:p text:style-name="P5">OS: Ubuntu/16.0.4</text:p>
      <text:p text:style-name="P5">iP: <text:s/>52.14.73.217</text:p>
      <text:p text:style-name="P5">Domain: cartlc.arqnetworks.com</text:p>
      <text:p text:style-name="P5">Server key: cartlc.pem</text:p>
      <text:p text:style-name="P5">SSH user: ubuntu</text:p>
      <text:p text:style-name="P13"/>
      <text:h text:style-name="Heading_20_3" text:outline-level="3">Logging in to the Server</text:h>
      <text:p text:style-name="P28"><text:span text:style-name="T5">ssh -i cartlc.pem </text:span><text:a xlink:type="simple" xlink:href="mailto:ubuntu@cartlc.arqnetworks.com" text:style-name="Internet_20_link" text:visited-style-name="Visited_20_Internet_20_Link"><text:span text:style-name="T5">ubuntu@cartlc.arqnetworks.com</text:span></text:a></text:p>
      <text:p text:style-name="P20"/>
      <text:h text:style-name="Heading_20_3" text:outline-level="3">MYSQL Database:</text:h>
      <text:p text:style-name="P13"/>
      <text:p text:style-name="P5">Database: MySQL/5.7.18-0</text:p>
      <text:p text:style-name="P5">Localhost user: <text:s/>root <text:s/>p/w: cartlc</text:p>
      <text:p text:style-name="P5">Remote user: <text:s/>admin p/w: cartcl#@!</text:p>
      <text:p text:style-name="P5">MySQL host: <text:s/>52.14.73.217</text:p>
      <text:p text:style-name="P5">MySQL database: cartlc</text:p>
      <text:p text:style-name="P5">MySQL port: 3306</text:p>
      <text:p text:style-name="P6"/>
      <text:p text:style-name="P9">The following was done to get things going:</text:p>
      <text:p text:style-name="P9"/>
      <text:p text:style-name="P14">mysql&gt; GRANT ALL PRIVILEGES ON cartlc.* TO 'cartlc'@'%' IDENTIFIED BY 'cartcl' WITH GRANT OPTION;</text:p>
      <text:p text:style-name="P14">GRANT ALL PRIVILEGES</text:p>
      <text:p text:style-name="P14">ON cartlc.*</text:p>
      <text:p text:style-name="P14">TO 'cartcl'@'%'</text:p>
      <text:p text:style-name="P6">IDENTIFIED BY 'cartcl';</text:p>
      <text:p text:style-name="P6"/>
      <text:p text:style-name="P24">Terminal MySQL Client:</text:p>
      <text:p text:style-name="P14"/>
      <text:p text:style-name="P14">Help: <text:a xlink:type="simple" xlink:href="http://www.dummies.com/programming/databases/how-to-use-the-mysql-client" text:style-name="Internet_20_link" text:visited-style-name="Visited_20_Internet_20_Link">http://www.dummies.com/programming/databases/how-to-use-the-mysql-client</text:a></text:p>
      <text:p text:style-name="P14">Setup: apt-get install mysql-client</text:p>
      <text:p text:style-name="P14"/>
      <text:p text:style-name="P14">mysql -u cartlc -p</text:p>
      <text:p text:style-name="P14">p/w: cartcl#@!</text:p>
      <text:p text:style-name="P6">mysql&gt; use cartlc</text:p>
      <text:p text:style-name="P6"/>
      <text:p text:style-name="P10"><text:span text:style-name="T6">U</text:span>sing phpMyAdmin:</text:p>
      <text:p text:style-name="P10"/>
      <text:p text:style-name="P14">Access: <text:bookmark-start text:name="__DdeLink__333_1282433638"/><text:a xlink:type="simple" xlink:href="http://52.14.73.217/phpmyadmin" text:style-name="Internet_20_link" text:visited-style-name="Visited_20_Internet_20_Link">http://52.14.73.217/phpmyadmin</text:a><text:bookmark-end text:name="__DdeLink__333_1282433638"/></text:p>
      <text:p text:style-name="P14"><text:s text:c="3"/>User: root p/w: cartlc</text:p>
      <text:p text:style-name="P14"/>
      <text:p text:style-name="P14">Additional Login for added security: </text:p>
      <text:p text:style-name="P12"><text:s text:c="2"/>User: cartlc p/w: cartcl#@!</text:p>
      <text:p text:style-name="P10"/>
      <text:p text:style-name="P11">Setup Notes (what I did):</text:p>
      <text:p text:style-name="P11"><text:soft-page-break/></text:p>
      <text:p text:style-name="P3">sudo phpenmod mcrypt</text:p>
      <text:p text:style-name="P18">sudo phpenmod mbstrinog</text:p>
      <text:p text:style-name="P18">sudo systemctl restart apache2</text:p>
      <text:p text:style-name="P18"/>
      <text:p text:style-name="P18">Security setup for phpmyadmin (what I did):<text:tab/></text:p>
      <text:list xml:id="list910305178" text:style-name="L1">
        <text:list-item>
          <text:p text:style-name="P51">vi /etc/apache2/conf-available/phpmyadmin.conf</text:p>
        </text:list-item>
        <text:list-item>
          <text:p text:style-name="P51">Added 'AllowOveride All' line beneath 'DirectoryIndex' index.php line</text:p>
        </text:list-item>
        <text:list-item>
          <text:p text:style-name="P51">sudo systemctl restart apache2</text:p>
        </text:list-item>
        <text:list-item>
          <text:p text:style-name="P51">Created /usr/share/phpmyadmin/.htaccess</text:p>
        </text:list-item>
        <text:list-item>
          <text:p text:style-name="P51">sudo apt-get install apache2-utils</text:p>
        </text:list-item>
        <text:list-item>
          <text:p text:style-name="P50"><text:span text:style-name="T4">s</text:span><text:span text:style-name="T3">udo htpasswd -c /etc/phpmyadmin/.htpasswd cartlc</text:span></text:p>
        </text:list-item>
        <text:list-item>
          <text:p text:style-name="P52">p/w: cartcl#@!</text:p>
          <text:p text:style-name="P52"/>
        </text:list-item>
      </text:list>
      <text:p text:style-name="P28"><text:span text:style-name="T1">Source: </text:span><text:a xlink:type="simple" xlink:href="https://www.digitalocean.com/community/tutorials/how-to-install-and-secure-phpmyadmin-on-ubuntu-16-04#step-one-" text:style-name="Internet_20_link" text:visited-style-name="Visited_20_Internet_20_Link"><text:span text:style-name="T1">https://www.digitalocean.com/community/tutorials/how-to-install-and-secure-phpmyadmin-on-ubuntu-16-04#step-one-</text:span></text:a><text:span text:style-name="T1">—-install-phpmyadmin</text:span></text:p>
      <text:p text:style-name="P28"/>
      <text:p text:style-name="P29">I also had to apply this fix for phpMyAdmin:</text:p>
      <text:p text:style-name="P16">IMPORT create_tables.sql</text:p>
      <text:p text:style-name="P16">sudo vi /etc/phpmyadmin/config.inc.php</text:p>
      <text:h text:style-name="P57" text:outline-level="3"/>
      <text:h text:style-name="P57" text:outline-level="3">Apache</text:h>
      <text:p text:style-name="P5">Apache/2.4.18 (Ubuntu) </text:p>
      <text:p text:style-name="P5">Running as proxy only for port :80 </text:p>
      <text:p text:style-name="P5">redirecting all traffic to port :9000</text:p>
      <text:p text:style-name="P5"/>
      <text:p text:style-name="P5">See /etc/apache2/sites-available/000-default.conf.</text:p>
      <text:p text:style-name="P5"/>
      <text:p text:style-name="P5">This was added:</text:p>
      <text:p text:style-name="P5"/>
      <text:p text:style-name="P4">LoadModule proxy_module modules/mod_proxy.so</text:p>
      <text:p text:style-name="P7">LoadModule proxy_http_module modules/mod_proxy_http.so</text:p>
      <text:p text:style-name="P7"/>
      <text:p text:style-name="P7">&lt;VirtualHost *:80&gt;</text:p>
      <text:p text:style-name="P7"><text:tab/>...</text:p>
      <text:p text:style-name="P7"><text:tab/><text:bookmark-start text:name="__DdeLink__327_1282433638"/>ProxyPreserveHost On</text:p>
      <text:p text:style-name="P8"><text:s text:c="6"/>ProxyPassMatch ^/phpmyadmin ! </text:p>
      <text:p text:style-name="P7"><text:tab/>ProxyPass / http://127.0.0.1:9000/</text:p>
      <text:p text:style-name="P7"><text:tab/>ProxyPassReverse / http://127.0.0.1:9000/<text:bookmark-end text:name="__DdeLink__327_1282433638"/></text:p>
      <text:p text:style-name="P7">&lt;/VirtualHost&gt;</text:p>
      <text:p text:style-name="P45"/>
      <text:p text:style-name="P13">In order to get that going the following needed to be done:</text:p>
      <text:p text:style-name="P13"/>
      <text:p text:style-name="P2">sudo a2enmod proxy<text:tab/></text:p>
      <text:p text:style-name="P17">sudo a2enmod proxy_http</text:p>
      <text:p text:style-name="P17">sudo service apache2 restart</text:p>
      <text:p text:style-name="P17"/>
      <text:p text:style-name="P35"/>
      <text:h text:style-name="Heading_20_3" text:outline-level="3">Amazon</text:h>
      <text:p text:style-name="P36"><text:a xlink:type="simple" xlink:href="mailto:dug866@yahoo.com" text:style-name="Internet_20_link" text:visited-style-name="Visited_20_Internet_20_Link">dug866@yahoo.com</text:a>/#</text:p>
      <text:p text:style-name="P36"/>
      <text:p text:style-name="P37"><text:span text:style-name="T14">IAM </text:span><text:span text:style-name="T15">U</text:span><text:span text:style-name="T14">ser</text:span>: cartlc-download</text:p>
      <text:p text:style-name="P37">AmazonS3FullAccess</text:p>
      <text:p text:style-name="P38">S3 Fullaccess</text:p>
      <text:p text:style-name="P39"><text:span text:style-name="T13">Access key ID: </text:span><text:bookmark-start text:name="__DdeLink__1361_738102038"/><text:span text:style-name="T11">AKIAJADYQXDQKYM7UKBA</text:span><text:bookmark-end text:name="__DdeLink__1361_738102038"/></text:p>
      <text:p text:style-name="P39"><text:soft-page-break/></text:p>
      <text:p text:style-name="P44">Bucket:</text:p>
      <text:p text:style-name="P38"><text:span text:style-name="T11">cartlc<text:tab/><text:tab/></text:span><text:span text:style-name="T12">US East (Ohio)</text:span></text:p>
      <text:p text:style-name="P38"/>
      <text:p text:style-name="P44"/>
      <text:p text:style-name="P40">~/.aws/credentials:</text:p>
      <text:p text:style-name="P40">[default] </text:p>
      <text:p text:style-name="P40">aws_access_key_id = AKIAJADYQXDQKYM7UKBA </text:p>
      <text:p text:style-name="P40">aws_secret_access_key = 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 </text:p>
      <text:p text:style-name="P38"/>
      <text:p text:style-name="P41">~/.aws/config:</text:p>
      <text:p text:style-name="P41"/>
      <text:p text:style-name="P41">[default] </text:p>
      <text:p text:style-name="P41">region = us-east-2 </text:p>
      <text:p text:style-name="P37"/>
      <text:p text:style-name="P42">Identify Pool:</text:p>
      <text:p text:style-name="P42">FleetTLC</text:p>
      <text:p text:style-name="P43">Enable access to unauthenticated identities</text:p>
      <text:p text:style-name="P42">Unauthenticated role: Cognito_FleetTLCUnauth_Role</text:p>
      <text:p text:style-name="P42">Authtenticated role: Cognito_FleetTLCAuth_Role</text:p>
      <text:p text:style-name="P42"/>
      <text:h text:style-name="Heading_20_3" text:outline-level="3">Play Framework</text:h>
      <text:p text:style-name="P13">The play framework is being used. It is java based.</text:p>
      <text:p text:style-name="P13"/>
      <text:p text:style-name="P13"><text:a xlink:type="simple" xlink:href="https://www.playframework.com/" text:style-name="Internet_20_link" text:visited-style-name="Visited_20_Internet_20_Link">https://www.playframework.com</text:a></text:p>
      <text:p text:style-name="P13"/>
      <text:p text:style-name="P23">Application Secret:</text:p>
      <text:p text:style-name="P21"/>
      <text:p text:style-name="P21">An application secret was generated by using this command, within sbt:</text:p>
      <text:p text:style-name="P26">playGenerateSecret</text:p>
      <text:p text:style-name="P27"/>
      <text:p text:style-name="P21">The value of this was placed in the .bashrc environment variable as APPLICATION_SECRET:</text:p>
      <text:p text:style-name="P14"/>
      <text:p text:style-name="P21"><text:span text:style-name="T7">Invocation</text:span>:</text:p>
      <text:p text:style-name="P15"/>
      <text:p text:style-name="P29">After creating a zip file from the play sources you can do this:</text:p>
      <text:p text:style-name="P29"/>
      <text:p text:style-name="P16">sudo bin/play-java -Dhttp.port=80 -Dplay.crypto.secret="$APPLICATION_SECRET"</text:p>
      <text:p text:style-name="P14"/>
      <text:p text:style-name="P21">Or directly from sbt by issuing this command:</text:p>
      <text:p text:style-name="P21"/>
      <text:p text:style-name="P26">testProd</text:p>
      <text:p text:style-name="P27"/>
      <text:p text:style-name="P27">Or:</text:p>
      <text:p text:style-name="P27"/>
      <text:p text:style-name="P27">run</text:p>
      <text:p text:style-name="P14"/>
      <text:p text:style-name="P25">Development</text:p>
      <text:p text:style-name="P25"/>
      <text:p text:style-name="P30">Download the SBT program and install it:</text:p>
      <text:p text:style-name="P30"/>
      <text:p text:style-name="P30"><text:a xlink:type="simple" xlink:href="http://www.scala-sbt.org/download.html" text:style-name="Internet_20_link" text:visited-style-name="Visited_20_Internet_20_Link">http://www.scala-sbt.org/download.html</text:a></text:p>
      <text:p text:style-name="P30"/>
      <text:p text:style-name="P30">Go to the root of the server tree and do this:</text:p>
      <text:p text:style-name="P30"><text:soft-page-break/></text:p>
      <text:p text:style-name="P30"><text:span text:style-name="Source_20_Text"><text:span text:style-name="T10">sbt -mem 2048</text:span></text:span></text:p>
      <text:p text:style-name="P30"/>
      <text:p text:style-name="P30">This will bring you into the console.</text:p>
      <text:p text:style-name="P30"/>
      <text:p text:style-name="P30">You can do “run 9003” to run on a different port.</text:p>
      <text:p text:style-name="P30"/>
      <text:h text:style-name="Heading_20_3" text:outline-level="3">From Browser</text:h>
      <text:p text:style-name="P13"><text:bookmark-start text:name="__DdeLink__324_1282433638"/><text:bookmark-start text:name="__DdeLink__330_1282433638"/>http://cartlc.arqnetworks.com/<text:bookmark-end text:name="__DdeLink__324_1282433638"/><text:bookmark-end text:name="__DdeLink__330_1282433638"/></text:p>
      <text:p text:style-name="P13"/>
      <text:p text:style-name="P22"/>
      <text:p text:style-name="P13"/>
      <text:h text:style-name="P58" text:outline-level="3">Deployment</text:h>
      <text:p text:style-name="P46">From sbt do a 'dist' command.</text:p>
      <text:p text:style-name="P46">This will create a zip file in target/universal.</text:p>
      <text:p text:style-name="P46">I wrote a script called 'wrap' in the root of the GitHub repo to copy this file to the server:</text:p>
      <text:p text:style-name="P46"><text:span text:style-name="T2">scp -i ~/.ssh/cartlc.pem $ZIPFILE ubuntu@cartlc.arqnetworks.com:/home/ubuntu/server/</text:span> </text:p>
      <text:p text:style-name="P13"/>
      <text:p text:style-name="P13"><text:tab/></text:p>
      <text:p text:style-name="P33">Then on the server I added this alias to the bashrc:</text:p>
      <text:p text:style-name="P31"/>
      <text:p text:style-name="P34">unzip the zip file placed onto the server in directory server.</text:p>
      <text:p text:style-name="P34"/>
      <text:p text:style-name="P31">alias run-server="~/server/play-0.0.1-SNAPSHOT/bin/play -Dplay -Dplay.crypto.secret='${APPLICATION_SECRET}'" </text:p>
      <text:p text:style-name="P31"/>
      <text:p text:style-name="P32">So that all one needs to do is do “run-server &amp;”.</text:p>
      <text:p text:style-name="P32"/>
      <text:h text:style-name="Heading_20_3" text:outline-level="3">Testing REGISTRATION <text:span text:style-name="T8">locally</text:span>:</text:h>
      <text:p text:style-name="P19">curl --header "Content-type: application/json" --request POST <text:span text:style-name="T9">\</text:span></text:p>
      <text:p text:style-name="P19"><text:s/>--data '{"first_name": "Doug", "last_name": "Selph", "imei": "555"}' <text:span text:style-name="T9">\</text:span></text:p>
      <text:p text:style-name="P19"><text:s/>http://localhost/register </text:p>
      <text:p text:style-name="P19"/>
      <text:p text:style-name="P19"/>
      <text:h text:style-name="Heading_20_3" text:outline-level="3">Development Pattern</text:h>
      <text:list xml:id="list2744973124" text:style-name="L2">
        <text:list-item>
          <text:p text:style-name="P54">Make changes in CarTLC/server/play sources.</text:p>
        </text:list-item>
        <text:list-item>
          <text:p text:style-name="P54">On local machine go to CarTLC/server/play and run 'sbt -mem 2048'</text:p>
        </text:list-item>
        <text:list-item>
          <text:p text:style-name="P54">Issue the command “compile”.</text:p>
        </text:list-item>
        <text:list-item>
          <text:p text:style-name="P54">Commit changes. Push.</text:p>
        </text:list-item>
        <text:list-item>
          <text:p text:style-name="P54">On server, do a pull and same thing, but this time say 'run'.</text:p>
        </text:list-item>
        <text:list-item>
          <text:p text:style-name="P54"><text:soft-page-break/>Test changes.</text:p>
        </text:list-item>
        <text:list-item>
          <text:p text:style-name="P54">When ready, go back to local machine, and this time issue “dist” from sbt console.</text:p>
        </text:list-item>
        <text:list-item>
          <text:p text:style-name="P54">Go to “CarTLC”. Run “<text:span text:style-name="T18">r-</text:span>wrap-server”. <text:span text:style-name="T20">For a release version run ‘r-wrap-server -r’</text:span></text:p>
        </text:list-item>
        <text:list-item>
          <text:p text:style-name="P54">This will push a zip file to the <text:span text:style-name="T20">development</text:span> server <text:span text:style-name="T20">(-r will send it to the release server).</text:span> Following instructions (“unzip, reset 'active' soft link, then say 'run-server')</text:p>
        </text:list-item>
        <text:list-item>
          <text:p text:style-name="P54">For the APP side, generate a release executable, and then run “<text:span text:style-name="T19">r-</text:span>wrap-app”. <text:span text:style-name="T21">For a development side do Build Executable, then say ‘r-wrap-app -d’.</text:span></text:p>
        </text:list-item>
        <text:list-item>
          <text:p text:style-name="P56">To verify in the APP which server it is sending the data to, the version code will have a ‘d’ suffix for the development side. Otherwise it is the release side.</text:p>
        </text:list-item>
      </text:list>
      <text:h text:style-name="P59" text:outline-level="3">REBOOT</text:h>
      <text:p text:style-name="P47">Added the following line in /etc/crontab:</text:p>
      <text:p text:style-name="P47">@reboot <text:span text:style-name="T16">ubuntu</text:span> /home/ubuntu/bin/run_server </text:p>
      <text:p text:style-name="P47"/>
      <text:p text:style-name="P47">The run_server script was:</text:p>
      <text:p text:style-name="P48">#!/bin/bash </text:p>
      <text:p text:style-name="P48">ACTIVE=~/server/active/play-0.0.1-SNAPSHOT/bin/play </text:p>
      <text:p text:style-name="P48">$ACTIVE -Dplay.evolutions.db.default.autoApply=true -Dplay.evolutions.db.default.autoApplyDowns=true -Dplay -Dplay.crypto.secret='${APPLICATION_SECRET}' &amp; </text:p>
      <text:p text:style-name="P48"/>
      <text:p text:style-name="P48"/>
      <text:h text:style-name="Heading_20_3" text:outline-level="3">Database Backup and Restore</text:h>
      <text:p text:style-name="Text_20_body"/>
      <text:p text:style-name="P49">Dump:</text:p>
      <text:p text:style-name="P49">mysqldump -u cartlc -p cartlc &gt; dump<text:span text:style-name="T17">-`date +%Y-%m-%d`</text:span>.sql</text:p>
      <text:p text:style-name="P53">p/w: cartcl</text:p>
      <text:p text:style-name="P53"/>
      <text:p text:style-name="P49">Restore:</text:p>
      <text:p text:style-name="P49">mysql -u cartlc -p</text:p>
      <text:p text:style-name="P49">mysql&gt; use cartlc</text:p>
      <text:p text:style-name="P49">mysql&gt; source dump.sql</text:p>
      <text:p text:style-name="P4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1T22:53:14.765883923</dc:date>
    <meta:generator>LibreOffice/5.3.4.2$Linux_X86_64 LibreOffice_project/f82d347ccc0be322489bf7da61d7e4ad13fe2ff3</meta:generator>
    <meta:editing-duration>PT18H45M20S</meta:editing-duration>
    <meta:editing-cycles>37</meta:editing-cycles>
    <meta:document-statistic meta:table-count="0" meta:image-count="0" meta:object-count="0" meta:page-count="6" meta:paragraph-count="153" meta:word-count="718" meta:character-count="5568" meta:non-whitespace-character-count="4982"/>
  </office:meta>
</office:document-meta>
</file>